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139" officeooo:paragraph-rsid="001c4139"/>
    </style:style>
    <style:style style:name="P2" style:family="paragraph" style:parent-style-name="Standard">
      <style:text-properties officeooo:rsid="001da4f1" officeooo:paragraph-rsid="001da4f1"/>
    </style:style>
    <style:style style:name="P3" style:family="paragraph" style:parent-style-name="Standard">
      <style:text-properties officeooo:rsid="001c4139" officeooo:paragraph-rsid="001c4139"/>
    </style:style>
    <style:style style:name="P4" style:family="paragraph" style:parent-style-name="Standard">
      <style:text-properties officeooo:rsid="001ef11b" officeooo:paragraph-rsid="001ef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Leaflet:</text:p>
      <text:p text:style-name="P2">https://leafletjs.com/examples/quick-start/</text:p>
      <text:p text:style-name="Standard"/>
      <text:p text:style-name="P1">Relative object position:</text:p>
      <text:p text:style-name="Standard"><text:a xlink:type="simple" xlink:href="https://www.youtube.com/watch?v=vo1JBj-OAa8" text:style-name="Internet_20_link" text:visited-style-name="Visited_20_Internet_20_Link">https://www.youtube.com/watch?v=vo1JBj-OAa8</text:a></text:p>
      <text:p text:style-name="Standard"/>
      <text:p text:style-name="P1">after and before:</text:p>
      <text:p text:style-name="P1"/>
      <text:p text:style-name="P4">background video:</text:p>
      <text:p text:style-name="P4"><text:a xlink:type="simple" xlink:href="https://www.youtube.com/watch?v=znqUwx0b0HI" text:style-name="Internet_20_link" text:visited-style-name="Visited_20_Internet_20_Link">https://www.youtube.com/watch?v=znqUwx0b0HI</text:a></text:p>
      <text:p text:style-name="P4">github copilot.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3:43:26.763407324</meta:creation-date>
    <meta:editing-duration>PT1M48S</meta:editing-duration>
    <meta:editing-cycles>2</meta:editing-cycles>
    <meta:generator>LibreOffice/7.3.7.2$Linux_X86_64 LibreOffice_project/30$Build-2</meta:generator>
    <dc:date>2023-11-21T13:45:13.704842628</dc:date>
    <meta:document-statistic meta:table-count="0" meta:image-count="0" meta:object-count="0" meta:page-count="1" meta:paragraph-count="8" meta:word-count="14" meta:character-count="211" meta:non-whitespace-character-count="205"/>
  </office:meta>
</office:document-meta>
</file>